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f843" officeooo:paragraph-rsid="000bf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.9.22:</text:p>
      <text:p text:style-name="P1"><text:tab/><text:tab/>A new version of the Prefix-Manager(0.1 –&gt; 0.5)!</text:p>
      <text:p text:style-name="P1"><text:tab/><text:tab/>The download is on the Githubpag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3:10:16.983000000</meta:creation-date>
    <dc:date>2022-09-17T13:11:39.769000000</dc:date>
    <meta:editing-duration>PT1M23S</meta:editing-duration>
    <meta:editing-cycles>1</meta:editing-cycles>
    <meta:document-statistic meta:table-count="0" meta:image-count="0" meta:object-count="0" meta:page-count="1" meta:paragraph-count="3" meta:word-count="15" meta:character-count="94" meta:non-whitespace-character-count="78"/>
    <meta:generator>LibreOffice/7.0.3.1$Windows_X86_64 LibreOffice_project/d7547858d014d4cf69878db179d326fc3483e082</meta:generator>
  </office:meta>
</office:document-meta>
</file>